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0cm" fo:margin-right="2cm" fo:text-align="end" style:justify-single-word="false" fo:orphans="0" fo:widows="0" fo:text-indent="0cm" style:auto-text-indent="false" style:writing-mode="lr-tb"/>
      <style:text-properties officeooo:rsid="0006dcb2" officeooo:paragraph-rsid="0006dcb2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5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 fo:language="en" fo:country="US"/>
    </style:style>
    <style:style style:name="P6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8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language="en" fo:country="US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style:font-name="Times New Roman" fo:language="en" fo:country="US" fo:font-weight="bold" style:font-weight-asian="bold" style:font-weight-complex="bold"/>
    </style:style>
    <style:style style:name="P14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style:font-name="Times New Roman"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2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 fo:language="en" fo:country="US"/>
    </style:style>
    <style:style style:name="P23" style:family="paragraph" style:parent-style-name="Standard">
      <style:paragraph-properties fo:margin-left="2cm" fo:margin-right="3.3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4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gradient" draw:fill-color="#ddebcf" draw:fill-gradient-name="Gradient_20_1"/>
      <style:paragraph-properties style:writing-mode="lr-tb"/>
      <style:text-properties fo:font-size="12pt"/>
    </style:style>
    <style:style style:name="P27" style:family="paragraph">
      <style:paragraph-properties style:writing-mode="lr-tb"/>
    </style:style>
    <style:style style:name="P28" style:family="paragraph">
      <loext:graphic-properties draw:fill="gradient" draw:fill-color="#ffffff" draw:fill-gradient-name="Gradient_20_2"/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9" style:family="paragraph">
      <loext:graphic-properties draw:fill="solid" draw:fill-color="#ffffff"/>
      <style:paragraph-properties style:writing-mode="lr-tb"/>
      <style:text-properties fo:font-size="12pt"/>
    </style:style>
    <style:style style:name="P30" style:family="paragraph">
      <style:paragraph-properties fo:margin-left="0cm" fo:margin-right="0cm" fo:text-indent="0cm" style:writing-mode="lr-tb">
        <style:tab-stops>
          <style:tab-stop style:position="0.925cm"/>
        </style:tab-stops>
      </style:paragraph-properties>
    </style:style>
    <style:style style:name="P31" style:family="paragraph">
      <loext:graphic-properties draw:fill="solid" draw:fill-color="#ffffff"/>
      <style:paragraph-properties fo:margin-left="0cm" fo:margin-right="0cm" fo:text-indent="0cm" style:writing-mode="lr-tb">
        <style:tab-stops>
          <style:tab-stop style:position="1.632cm"/>
        </style:tab-stops>
      </style:paragraph-properties>
      <style:text-properties fo:font-size="12pt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fo:font-weight="bold" style:font-weight-asian="bold"/>
    </style:style>
    <style:style style:name="T3" style:family="text">
      <style:text-properties style:font-name="Times New Roman" fo:language="en" fo:country="US" fo:font-weight="bold" style:font-weight-asian="bold" style:font-weight-complex="bold"/>
    </style:style>
    <style:style style:name="T4" style:family="text">
      <style:text-properties style:font-name="Times New Roman" fo:language="en" fo:country="US" fo:font-weight="bold" officeooo:rsid="0006dcb2" style:font-weight-asian="bold" style:font-weight-complex="bold"/>
    </style:style>
    <style:style style:name="T5" style:family="text">
      <style:text-properties style:font-name="Times New Roman" fo:language="en" fo:country="US" style:font-weight-complex="bold"/>
    </style:style>
    <style:style style:name="T6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Times New Roman" fo:font-size="8pt" fo:language="en" fo:country="US" style:font-size-asian="8pt" style:font-size-complex="8pt"/>
    </style:style>
    <style:style style:name="T8" style:family="text">
      <style:text-properties style:font-name="Times New Roman" fo:font-size="8pt" fo:language="en" fo:country="US" officeooo:rsid="0006dcb2" style:font-size-asian="8pt" style:font-size-complex="8pt"/>
    </style:style>
    <style:style style:name="T9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Times New Roman" fo:font-size="8pt" style:font-size-asian="8pt" style:font-size-complex="8pt"/>
    </style:style>
    <style:style style:name="T11" style:family="text"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T12" style:family="text">
      <style:text-properties fo:color="#008000" style:font-name="Arial1" fo:font-size="7pt" fo:language="fr" fo:country="FR" fo:font-weight="bold" style:font-name-asian="Times New Roman" style:font-size-asian="7pt" style:font-weight-asian="bold" style:font-name-complex="Arial1" style:font-size-complex="10pt" style:language-complex="ar" style:country-complex="SA"/>
    </style:style>
    <style:style style:name="T13" style:family="text">
      <style:text-properties fo:color="#008000" style:font-name="Arial1" fo:font-size="8pt" fo:language="fr" fo:country="FR" fo:font-weight="bold" style:font-name-asian="Times New Roman" style:font-size-asian="8pt" style:font-weight-asian="bold" style:font-name-complex="Arial1" style:font-size-complex="10pt" style:language-complex="ar" style:country-complex="SA"/>
    </style:style>
    <style:style style:name="T14" style:family="text">
      <style:text-properties fo:color="#008000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74cm" fo:min-width="3.283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gr4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76cm" fo:min-width="2.559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g text:anchor-type="char" draw:z-index="1" draw:style-name="gr2"><draw:custom-shape draw:style-name="gr3" draw:text-style-name="P26" svg:width="4.165cm" svg:height="0.833cm" draw:transform="rotate (-3.14159265358979) translate (6.17008333333333cm 1.22061111111111cm)"><text:p/><draw:enhanced-geometry svg:viewBox="0 0 21600 21600" draw:type="rectangle" draw:enhanced-path="M 0 0 L 21600 0 21600 21600 0 21600 0 0 Z N"/></draw:custom-shape><draw:custom-shape draw:style-name="gr4" draw:text-style-name="P28" svg:width="3.44cm" svg:height="0.833cm" svg:x="1.18cm" svg:y="0.106cm"><text:p text:style-name="P27"><text:span text:style-name="T11">ALOES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gr5" draw:text-style-name="P29" svg:width="6.938cm" svg:height="0.835cm" svg:x="0.343cm" svg:y="1.214cm"><draw:text-box><text:p text:style-name="P27"><text:span text:style-name="T12">Siège social : 4, place Édouard Branly - Metz</text:span></text:p></draw:text-box></draw:frame><draw:frame draw:style-name="gr5" draw:text-style-name="P31" svg:width="8.326cm" svg:height="1.666cm" svg:x="-0.213cm" svg:y="1.769cm"><draw:text-box><text:p text:style-name="P30"><text:span text:style-name="T13">Correspondance : GERANCE Metz Habitat Territoire</text:span></text:p><text:p text:style-name="P30"><text:span text:style-name="T13">10 rue du Chanoine Collin - 57012 METZ CEDEX</text:span></text:p><text:p text:style-name="P27"><text:span text:style-name="T14">Tél : 03 87 75 03 40 - Fax : 03 87 37 02 40</text:span></text:p></draw:text-box></draw:frame></draw:g></text:p>
      <text:p text:style-name="P1"/>
      <text:p text:style-name="P3"/>
      <text:p text:style-name="P8"><text:tab/><text:tab/><text:tab/><text:tab/><text:tab/><text:tab/><text:tab/></text:p>
      <text:p text:style-name="P2"><text:span text:style-name="T1">Metz, on </text:span><text:span text:style-name="T1"><text:text-input text:description="">{{now}}</text:text-input></text:span></text:p>
      <text:p text:style-name="P4"/>
      <text:p text:style-name="P4"/>
      <text:p text:style-name="P4"/>
      <text:p text:style-name="P5"/>
      <text:p text:style-name="P5"/>
      <text:p text:style-name="P9"/>
      <text:p text:style-name="P10">CERTIFICATE OF RESIDENCE</text:p>
      <text:p text:style-name="P9"/>
      <text:p text:style-name="P4"/>
      <text:p text:style-name="P4"/>
      <text:p text:style-name="P4"/>
      <text:p text:style-name="P4"/>
      <text:p text:style-name="P6">METZ HABITAT TERRITOIRE, Office of Public Housing, managing the ALOES Association, certifies that <text:s/></text:p>
      <text:p text:style-name="P14"><text:bookmark-start text:name="Texte101"/><text:text-input text:description="">{{tenant}}</text:text-input><text:bookmark-end text:name="Texte101"/></text:p>
      <text:p text:style-name="P11"><text:span text:style-name="T5">born</text:span><text:span text:style-name="T3"> </text:span><text:span text:style-name="T5">on</text:span><text:span text:style-name="T3"> </text:span><text:span text:style-name="T3"><text:text-input text:description="">{{tenant.birthday}}</text:text-input></text:span><text:span text:style-name="T1"><text:s/>in </text:span><text:span text:style-name="T2"><text:text-input text:description="">{{tenant.birthcity}}</text:text-input></text:span><text:span text:style-name="T1"><text:s/></text:span><text:span text:style-name="T3">(</text:span><text:span text:style-name="T3"><text:text-input text:description="">{{tenant.birthdepartement}}</text:text-input></text:span><text:span text:style-name="T3">) </text:span><text:span text:style-name="T3"><text:text-input text:description="">{{tenant.birthcountry}}</text:text-input></text:span><text:span text:style-name="T3"><text:s/></text:span><text:span text:style-name="T2">,</text:span></text:p>
      <text:p text:style-name="P12"><text:span text:style-name="T1">has lived in Room </text:span><text:span text:style-name="T1"><text:text-input text:description="">{% if tenant.has_room %}{{tenant.room}}{% endif %}</text:text-input></text:span><text:span text:style-name="T1"><text:s/>of Résidence Edouard Branly, 4 Place Edouard Branly 57070 Metz Technopôle since</text:span><text:span text:style-name="T3"> </text:span><text:span text:style-name="T3"><text:text-input text:description="">{{leasing.date_of_entry}}</text:text-input></text:span><text:span text:style-name="T3">.</text:span></text:p>
      <text:p text:style-name="P13"/>
      <text:p text:style-name="P12"><text:span text:style-name="T3"><text:text-input text:description="">{% if tenant.has_room %}</text:text-input></text:span><text:span text:style-name="T3">The rent per month is </text:span><text:span text:style-name="T4"><text:text-input text:description="">{{tenant.room.total_rent}}</text:text-input></text:span><text:span text:style-name="T3"><text:s/>€</text:span><text:span text:style-name="T3"><text:text-input text:description="">{% endif %}</text:text-input></text:span></text:p>
      <text:p text:style-name="P6"/>
      <text:p text:style-name="P22">This certificate is issued to serve the purpose intended and we attests to its accuracy.</text:p>
      <text:p text:style-name="P6"/>
      <text:p text:style-name="P7"/>
      <text:p text:style-name="P7"/>
      <text:p text:style-name="P15">A.L.O.E.S.</text:p>
      <text:p text:style-name="P15"/>
      <text:p text:style-name="P15"/>
      <text:p text:style-name="P15"/>
      <text:p text:style-name="P15"/>
      <text:p text:style-name="P23"><text:text-input text:description="">{{user.first_name}}</text:text-input><text:s/><text:text-input text:description="">{{user.last_name}}</text:text-input></text:p>
      <text:p text:style-name="P16"/>
      <text:p text:style-name="P16"/>
      <text:p text:style-name="P17"/>
      <text:p text:style-name="P17"/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5" svg:x1="0.531cm" svg:y1="0.011cm" svg:x2="17.888cm" svg:y2="0.011cm"><text:p/></draw:line></text:p>
      <text:p text:style-name="P21"><text:span text:style-name="T9">A.L.O.E.S. I &amp; II</text:span><text:span text:style-name="T6"> / Gérance Metz Habitat Territoire </text:span><text:span text:style-name="T10">Association pour le logement des élèves SUPELEC Metz, 4, Place Edouard Branly 57070 Metz</text:span></text:p>
      <text:p text:style-name="P20"><text:span text:style-name="T7">Tel : 03.87.74.36.37. FAX : 03.87.75.40.49.Mail :</text:span><text:span text:style-name="T8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10" draw:display-name="Gradient 10" draw:style="axial" draw:start-color="#ffffff" draw:end-color="#ffffcc" draw:start-intensity="100%" draw:end-intensity="100%" draw:angle="0" draw:border="0%"/>
    <draw:gradient draw:name="Gradient_20_2" draw:display-name="Gradient 2" draw:style="axial" draw:start-color="#ffffff" draw:end-color="#ffffcc" draw:start-intensity="100%" draw:end-intensity="100%" draw:angle="1800" draw:border="0%"/>
    <draw:gradient draw:name="Gradient_20_3" draw:display-name="Gradient 3" draw:style="axial" draw:start-color="#ddebcf" draw:end-color="#156b13" draw:start-intensity="100%" draw:end-intensity="100%" draw:angle="3150" draw:border="0%"/>
    <draw:gradient draw:name="Gradient_20_4" draw:display-name="Gradient 4" draw:style="axial" draw:start-color="#ffffff" draw:end-color="#ffffcc" draw:start-intensity="100%" draw:end-intensity="100%" draw:angle="0" draw:border="0%"/>
    <draw:gradient draw:name="Gradient_20_9" draw:display-name="Gradient 9" draw:style="axial" draw:start-color="#ddebcf" draw:end-color="#156b13" draw:start-intensity="100%" draw:end-intensity="100%" draw:angle="31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9-03-12T15:15:00</meta:creation-date>
    <dc:date>2019-06-20T18:16:49.889799193</dc:date>
    <meta:print-date>2013-10-22T09:42:00</meta:print-date>
    <meta:editing-cycles>9</meta:editing-cycles>
    <meta:editing-duration>PT9M38S</meta:editing-duration>
    <meta:generator>LibreOffice/6.2.2.2$Linux_X86_64 LibreOffice_project/20$Build-2</meta:generator>
    <meta:document-statistic meta:table-count="0" meta:image-count="0" meta:object-count="0" meta:page-count="1" meta:paragraph-count="13" meta:word-count="143" meta:character-count="899" meta:non-whitespace-character-count="790"/>
    <meta:user-defined meta:name="Company">RESAM-METZ</meta:user-defined>
    <meta:user-defined meta:name="Operator">DENOMME</meta:user-defined>
  </office:meta>
</office:document-meta>
</file>